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  <style:font-face style:name="Ubuntu Sans" svg:font-family="'Ubuntu Sans'" style:font-family-generic="swiss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Ubuntu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x: segurança</text:p>
          </table:table-cell>
          <table:table-cell office:value-type="string" calcext:value-type="string">
            <text:p>y: diversidade</text:p>
          </table:table-cell>
          <table:table-cell office:value-type="string" calcext:value-type="string">
            <text:p>z: lucr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33044" calcext:value-type="float">
            <text:p>4330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430444" calcext:value-type="float">
            <text:p>430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407769" calcext:value-type="float">
            <text:p>407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00072" calcext:value-type="float">
            <text:p>400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50124" calcext:value-type="float">
            <text:p>3501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10000" calcext:value-type="float">
            <text:p>41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400876" calcext:value-type="float">
            <text:p>4008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398216" calcext:value-type="float">
            <text:p>3982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350334" calcext:value-type="float">
            <text:p>3503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250082" calcext:value-type="float">
            <text:p>25008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370000" calcext:value-type="float">
            <text:p>370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370000" calcext:value-type="float">
            <text:p>370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52492" calcext:value-type="float">
            <text:p>3524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349948" calcext:value-type="float">
            <text:p>3499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300001" calcext:value-type="float">
            <text:p>3000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250764" calcext:value-type="float">
            <text:p>2507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350000" calcext:value-type="float">
            <text:p>350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350000" calcext:value-type="float">
            <text:p>3500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280000" calcext:value-type="float">
            <text:p>280000</text:p>
          </table:table-cell>
        </table:table-row>
        <table:table-row table:style-name="ro1" table:number-rows-repeated="104855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lanilha2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16381" table:default-cell-style-name="ce5"/>
        <table:table-row table:style-name="ro1">
          <table:table-cell office:value-type="string" calcext:value-type="string">
            <text:p>x: segurança</text:p>
          </table:table-cell>
          <table:table-cell office:value-type="string" calcext:value-type="string">
            <text:p>y: diversidade</text:p>
          </table:table-cell>
          <table:table-cell office:value-type="string" calcext:value-type="string">
            <text:p>z: lucro</text:p>
          </table:table-cell>
          <table:table-cell table:number-columns-repeated="16381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80" calcext:value-type="float">
            <text:p>80</text:p>
          </table:table-cell>
          <table:table-cell table:number-columns-repeated="1638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85" calcext:value-type="float">
            <text:p>85</text:p>
          </table:table-cell>
          <table:table-cell table:number-columns-repeated="1638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95" calcext:value-type="float">
            <text:p>95</text:p>
          </table:table-cell>
          <table:table-cell table:number-columns-repeated="1638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638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638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number-columns-repeated="16382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16382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  <style:font-face style:name="Ubuntu Sans" svg:font-family="'Ubuntu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 style:data-style-name="N2" text:time-value="10:09:48.06938422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6T14:04:12.949938182</meta:creation-date>
    <dc:date>2025-04-18T10:31:43.472263491</dc:date>
    <meta:editing-duration>PT37M15S</meta:editing-duration>
    <meta:editing-cycles>7</meta:editing-cycles>
    <meta:generator>LibreOffice/24.2.7.2$Linux_X86_64 LibreOffice_project/420$Build-2</meta:generator>
    <meta:document-statistic meta:table-count="2" meta:cell-count="149" meta:object-count="0"/>
  </office:meta>
</office:document-meta>
</file>